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size="14pt"/>
    </style:style>
    <style:style style:name="T2" style:family="text">
      <style:text-properties fo:font-size="14pt" style:text-underline-style="solid" style:text-underline-width="auto" style:text-underline-color="font-color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Assignment 1</text:span></text:span></text:p>
      <text:section text:style-name="Sect1" text:name="intro">
        <text:list xml:id="list4784018459792722777" text:style-name="L1">
          <text:list-item>
            <text:p text:style-name="P5"><text:span text:style-name="T1">Discuss the steps in language translation.</text:span> </text:p>
          </text:list-item>
          <text:list-item>
            <text:p text:style-name="P5"><text:span text:style-name="T1">What do you mean by compilation and virtual machine?</text:span> </text:p>
          </text:list-item>
          <text:list-item>
            <text:p text:style-name="P2"><text:span text:style-name="T1">Show that following expression is unambiguous</text:span> </text:p>
          </text:list-item>
        </text:list>
        <text:p text:style-name="Text_20_body">             <text:span text:style-name="T1">A=B+C*A.</text:span></text:p>
        <text:p text:style-name="Text_20_body">            <text:span text:style-name="T1">With the use of following grammar:</text:span></text:p>
        <text:p text:style-name="Text_20_body">             <text:span text:style-name="T1">&lt;assign&gt; → &lt;id&gt; = &lt;expr&gt;</text:span></text:p>
        <text:p text:style-name="Text_20_body">            <text:span text:style-name="T1">&lt;id&gt; → A|B|C</text:span></text:p>
        <text:p text:style-name="Text_20_body">            <text:span text:style-name="T1">&lt;expr&gt; → &lt;expr&gt; + &lt;term&gt; | &lt;term&gt;</text:span></text:p>
        <text:p text:style-name="Text_20_body">            <text:span text:style-name="T1">&lt;term&gt; → &lt;term&gt; * &lt;factor&gt; | &lt;factor&gt;</text:span></text:p>
        <text:p text:style-name="Text_20_body">            <text:span text:style-name="T1">&lt;factor&gt; → (&lt;expr&gt;) |&lt;id&gt;</text:span></text:p>
        <text:list xml:id="list366862301061332242" text:style-name="L2">
          <text:list-item>
            <text:p text:style-name="P3"><text:span text:style-name="T1">Find whether following grammar is unambiguous or not.</text:span> </text:p>
          </text:list-item>
        </text:list>
        <text:p text:style-name="Text_20_body">            <text:span text:style-name="T1">&lt;assign&gt; → &lt;id&gt; = &lt;expr&gt;</text:span></text:p>
        <text:p text:style-name="Text_20_body">           <text:span text:style-name="T1">&lt;id&gt; → A|B|C</text:span></text:p>
        <text:p text:style-name="Text_20_body">           <text:span text:style-name="T1">&lt;expr&gt; → &lt;expr&gt; + &lt;expr&gt; | &lt;expr&gt; * &lt;expr&gt; | (&lt;expr&gt;) | &lt;id&gt;</text:span></text:p>
        <text:p text:style-name="Text_20_body"> </text:p>
        <text:p text:style-name="Text_20_body">           <text:span text:style-name="T1">For the expression</text:span></text:p>
        <text:p text:style-name="Text_20_body">           <text:span text:style-name="T1">A=B+C*A.</text:span></text:p>
        <text:list xml:id="list8283106333947523052" text:style-name="L3">
          <text:list-item>
            <text:p text:style-name="P6"><text:span text:style-name="T1">Develop an unambiguous grammar that describes the if statement.</text:span> </text:p>
          </text:list-item>
          <text:list-item>
            <text:p text:style-name="P6"><text:span text:style-name="T1">Write a BNF description of the Boolean expressions of Java, including the three operators  &amp;&amp;, || and ! and the relational expressions?</text:span> </text:p>
          </text:list-item>
          <text:list-item>
            <text:p text:style-name="P4"><text:span text:style-name="T1">a) Describe the basic concept of denotation semantics?</text:span> </text:p>
          </text:list-item>
        </text:list>
        <text:p text:style-name="Text_20_body"> <text:span text:style-name="T1">b) What is the difference between synthesized and inherited attributes?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6:10:49.898370175</meta:creation-date>
    <dc:date>2016-03-26T16:31:09.881779419</dc:date>
    <meta:editing-duration>PT5M9S</meta:editing-duration>
    <meta:editing-cycles>1</meta:editing-cycles>
    <meta:document-statistic meta:table-count="0" meta:image-count="0" meta:object-count="0" meta:page-count="1" meta:paragraph-count="22" meta:word-count="145" meta:character-count="987" meta:non-whitespace-character-count="718"/>
    <meta:generator>LibreOffice/4.4.2.2$Linux_X86_64 LibreOffice_project/40m0$Build-2</meta:generator>
  </office:meta>
</office:document-meta>
</file>